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Standardskrifttypeiafsnit" style:family="text">
      <style:text-properties style:font-name-asian="Calibri" style:font-name-complex="Calibri"/>
    </style:style>
    <style:style style:name="P3" style:parent-style-name="Normal" style:family="paragraph">
      <style:paragraph-properties fo:text-align="center" fo:margin-bottom="0.1388in"/>
    </style:style>
    <style:style style:name="P4" style:parent-style-name="Normal" style:family="paragraph">
      <style:paragraph-properties fo:margin-bottom="0.1388in" fo:line-height="115%"/>
    </style:style>
    <style:style style:name="P5" style:parent-style-name="Normal" style:family="paragraph">
      <style:paragraph-properties fo:margin-bottom="0.1388in" fo:line-height="115%"/>
    </style:style>
    <style:style style:name="T6" style:parent-style-name="Standardskrifttypeiafsnit" style:family="text">
      <style:text-properties style:font-name-asian="Calibri" style:font-name-complex="Calibri"/>
    </style:style>
    <style:style style:name="T7" style:parent-style-name="Standardskrifttypeiafsnit" style:family="text">
      <style:text-properties style:font-name-asian="Calibri" style:font-name-complex="Calibri"/>
    </style:style>
    <style:style style:name="T8" style:parent-style-name="Standardskrifttypeiafsnit" style:family="text">
      <style:text-properties style:font-name-asian="Calibri" style:font-name-complex="Calibri"/>
    </style:style>
    <style:style style:name="T9" style:parent-style-name="Standardskrifttypeiafsni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Standardskrifttypeiafsni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Standardskrifttypeiafsnit" style:family="text">
      <style:text-properties style:font-name-asian="Calibri" style:font-name-complex="Calibri"/>
    </style:style>
    <style:style style:name="P15" style:parent-style-name="Normal" style:family="paragraph">
      <style:paragraph-properties fo:text-align="center" fo:margin-bottom="0.1388in"/>
    </style:style>
    <style:style style:name="P16" style:parent-style-name="Normal" style:family="paragraph">
      <style:paragraph-properties fo:text-align="center" fo:margin-bottom="0.1388in"/>
    </style:style>
    <style:style style:name="P17" style:parent-style-name="Normal" style:family="paragraph">
      <style:paragraph-properties fo:margin-bottom="0.1388in"/>
    </style:style>
    <style:style style:name="P18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User interface kan sende 7 forskellige commands</text:span></text:p>
      <text:p text:style-name="P3"><draw:frame draw:z-index="251658240" draw:id="id0" draw:style-name="a0" draw:name="Picture 1" text:anchor-type="as-char" svg:x="0in" svg:y="0in" svg:width="2.13611in" svg:height="2.21181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4"/>
      <text:p text:style-name="P5"><text:span text:style-name="T6">4 af disse commands er bevægelses commands. Der bliver sendt et movent-id mellem 1 og 4 for retning.</text:span><text:span text:style-name="T7"><text:line-break/></text:span><text:span text:style-name="T8">Brugeren ønsker at bilen bevæger sig i denne retning indtil<text:s/></text:span><text:span text:style-name="T9">"stop-action-id" bliver sendt.</text:span></text:p>
      <text:p text:style-name="P10"><text:span text:style-name="T11">"Arm-id" behøver ingen stop-action-id. User-interface er frosset mens disse commands kører.</text:span></text:p>
      <text:p text:style-name="P12"/>
      <text:p text:style-name="P13"><text:span text:style-name="T14">som en huskeregel kan movement-id huskes vha. følgende illustration:</text:span></text:p>
      <text:p text:style-name="P15"><draw:frame draw:z-index="251658240" draw:id="id1" draw:style-name="a1" draw:name="Picture 2" text:anchor-type="as-char" svg:x="0in" svg:y="0in" svg:width="3.31042in" svg:height="3.143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6"/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cob Hamann</dc:creator>
    <meta:creation-date>2020-05-26T21:21:00Z</meta:creation-date>
    <dc:date>2020-05-26T21:21:00Z</dc:date>
    <meta:template xlink:href="Normal" xlink:type="simple"/>
    <meta:editing-cycles>2</meta:editing-cycles>
    <meta:editing-duration>PT0S</meta:editing-duration>
    <meta:document-statistic meta:page-count="1" meta:paragraph-count="1" meta:word-count="64" meta:character-count="454" meta:row-count="3" meta:non-whitespace-character-count="391"/>
  </office:meta>
</office:document-meta>
</file>